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6b5e9b" draw:marker-start-width="0.358cm" draw:marker-end-width="0.358cm" draw:textarea-horizontal-align="justify" draw:textarea-vertical-align="middle" draw:auto-grow-height="false" fo:min-height="1.952cm" fo:min-width="2.174cm" fo:padding-top="0.177cm" fo:padding-bottom="0.177cm" fo:padding-left="0.302cm" fo:padding-right="0.302cm" loext:decorative="false"/>
    </style:style>
    <style:style style:name="gr2" style:family="graphic" style:parent-style-name="standard">
      <style:graphic-properties svg:stroke-width="0.106cm" svg:stroke-color="#6b5e9b" draw:marker-start-width="0.358cm" draw:marker-end-width="0.358cm" draw:textarea-horizontal-align="justify" draw:textarea-vertical-align="middle" draw:auto-grow-height="false" fo:min-height="2.58cm" fo:min-width="2.33cm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3.65cm" fo:min-width="3.45cm" fo:wrap-option="wrap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106cm" svg:stroke-color="#6b5e9b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width="0.053cm" svg:stroke-color="#000000" draw:marker-start="Extrémités_20_de_20_flèche_20_1" draw:marker-start-width="0.279cm" draw:marker-end="Extrémités_20_de_20_flèche_20_1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3.5cm" draw:transform="rotate (0.128107167096384) translate (3.294cm 8.53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" draw:id="id1" draw:layer="layout" svg:width="4cm" svg:height="4cm" svg:x="8.95cm" svg:y="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3.95cm" svg:height="3.9cm" svg:x="14.35cm" svg:y="8.1cm">
          <text:p/>
          <draw:enhanced-geometry svg:viewBox="0 0 21600 21600" draw:type="rectangle" draw:enhanced-path="M 0 0 L 21600 0 21600 21600 0 21600 0 0 Z N"/>
        </draw:custom-shape>
        <draw:g draw:style-name="gr4">
          <draw:line draw:style-name="gr5" draw:text-style-name="P2" draw:layer="layout" svg:x1="14.3cm" svg:y1="8.044cm" svg:x2="14.3cm" svg:y2="9.544cm">
            <text:p/>
          </draw:line>
          <draw:line draw:style-name="gr5" draw:text-style-name="P2" draw:layer="layout" svg:x1="14.27cm" svg:y1="8.05cm" svg:x2="15.77cm" svg:y2="8.05cm">
            <text:p/>
          </draw:line>
        </draw:g>
        <draw:g draw:style-name="gr4">
          <draw:line draw:style-name="gr5" draw:text-style-name="P2" draw:layer="layout" svg:x1="18.3cm" svg:y1="8.07cm" svg:x2="16.8cm" svg:y2="8.07cm">
            <text:p/>
          </draw:line>
          <draw:line draw:style-name="gr5" draw:text-style-name="P2" draw:layer="layout" svg:x1="18.294cm" svg:y1="8.04cm" svg:x2="18.294cm" svg:y2="9.54cm">
            <text:p/>
          </draw:line>
        </draw:g>
        <draw:g draw:style-name="gr4">
          <draw:line draw:style-name="gr5" draw:text-style-name="P2" draw:layer="layout" svg:x1="18.3cm" svg:y1="11.99cm" svg:x2="18.3cm" svg:y2="10.49cm">
            <text:p/>
          </draw:line>
          <draw:line draw:style-name="gr5" draw:text-style-name="P2" draw:layer="layout" svg:x1="18.33cm" svg:y1="11.984cm" svg:x2="16.83cm" svg:y2="11.984cm">
            <text:p/>
          </draw:line>
        </draw:g>
        <draw:g draw:style-name="gr4">
          <draw:line draw:style-name="gr5" draw:text-style-name="P2" draw:layer="layout" svg:x1="14.3cm" svg:y1="11.99cm" svg:x2="15.8cm" svg:y2="11.99cm">
            <text:p/>
          </draw:line>
          <draw:line draw:style-name="gr5" draw:text-style-name="P2" draw:layer="layout" svg:x1="14.306cm" svg:y1="12.02cm" svg:x2="14.306cm" svg:y2="10.52cm">
            <text:p/>
          </draw:line>
        </draw:g>
        <draw:connector draw:style-name="gr6" draw:text-style-name="P2" draw:layer="layout" draw:type="line" svg:x1="10.95cm" svg:y1="8cm" svg:x2="10.95cm" svg:y2="8cm" draw:start-shape="id1" draw:end-shape="id1" svg:d="M10950 8000z" svg:viewBox="0 0 1 1">
          <text:p/>
        </draw:connector>
        <draw:connector draw:style-name="gr6" draw:text-style-name="P2" draw:layer="layout" draw:type="line" svg:x1="10.95cm" svg:y1="8cm" svg:x2="10.95cm" svg:y2="8cm" draw:start-shape="id1" draw:end-shape="id1" svg:d="M10950 8000z" svg:viewBox="0 0 1 1">
          <text:p/>
        </draw:connector>
        <draw:connector draw:style-name="gr7" draw:text-style-name="P2" draw:layer="layout" draw:type="line" svg:x1="9.5cm" svg:y1="10.5cm" svg:x2="11.721cm" svg:y2="8.626cm" svg:d="M9500 10500l2221-1874" svg:viewBox="0 0 2222 187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09:55:56.057206220</meta:creation-date>
    <dc:date>2025-08-22T19:59:28.218096615</dc:date>
    <meta:editing-duration>PT9H31M13S</meta:editing-duration>
    <meta:editing-cycles>1</meta:editing-cycles>
    <meta:document-statistic meta:object-count="18"/>
    <meta:generator>LibreOffice/24.2.7.2$Linux_X86_64 LibreOffice_project/420$Build-2</meta:generator>
  </office:meta>
</office:document-meta>
</file>